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425f" officeooo:paragraph-rsid="001b425f"/>
    </style:style>
    <style:style style:name="P2" style:family="paragraph" style:parent-style-name="Standard">
      <style:text-properties officeooo:rsid="001b425f" officeooo:paragraph-rsid="001d7068"/>
    </style:style>
    <style:style style:name="P3" style:family="paragraph" style:parent-style-name="Standard">
      <style:text-properties officeooo:rsid="001b425f" officeooo:paragraph-rsid="0026d9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介绍</text:p>
      <text:p text:style-name="P1">在过去的三十年间，航空运输量大致多了一倍。由于航空运输线采用轴辐式结构，大多数中心机场的运营已经接近饱和。所以轻微的干扰便能在所有航空系统中造成大范围的延误，从而导致航班必须被重新安排。航班表变化对终端区的一个负面影响是登机口冲突，当两个或多个飞机被同时安排在同一个登机口时这种冲突便会产生。由于登机口连接机场的起飞端和停靠端，保持登机口的稳定是非常重要的。在起飞端，登机口为飞机的停靠服务。在停靠端，乘客们等待、登机、下飞机和转机。这表明登机口分配方案的抗干扰能力对飞机安排的花费和乘客的满足感都非常有益。因此，在这次研究中我们致力于将可能的干扰考虑在内的登机口分配方案。</text:p>
      <text:p text:style-name="P2">登机口分配问题（GAP）是关于如何为航班活动（包括到达、停靠和离开）分配登机口。一个典型的中心机场拥有超过一百个登机口和每日超过一千的班次。GAP最重要的目标包括最大化机场一天的吞吐量、最大化航班花费、最小化拖延时间等。另外，乘客的服务满意度（受等待时间和转机距离的影响）与航空公司的收益息息相关，因此也加以考虑。</text:p>
      <text:p text:style-name="P3">在文献中，静态登机门分配问题，在做决定时未将可能的变化考虑在内，而这种变化已经引起大量关注。例如，Hu和Di Paolo在2007年提出一种遗传算法来解决多目标变化的登机门分配问题。Drexl和Nikulin提出退火启发式算法来解决多目标问题，旨在最小化未登记的航班和乘客步行距离，同时最大化利润。基于这个研究，作者更进一步的满足其他目标：用禁忌搜索算法最小化登记门参考调度的绝对偏差。Genc、Erol、Eksin、Berber和Guleryuz提出随机邻域搜索算法来解决最小化等待登记门的航班的等待时间。在2013年，在禁忌算法和遗传算法被采用的Kim, Feron, Clarke、Atkin和Neuman将匝道拥挤时间和出租时间考虑在内。Marinelli, Dell 'Orco, and Sassanelli(2015)提出了一种蜂群优化算法来最小化乘客总步行距离和远程门的使用。Guepet, Acuna-Agost, Briant, and Gayon(2015)通过减少圆弧图着色问题证明了GAP是NP难的。关于GAP及其扩展的理解回顾可以在Dorndorf, Drexl, Nikulin, and Pesch (2007) 中找到。</text:p>
      <text:p text:style-name="P3">为了解决这种中断的情况，一些研究者考虑了登记门重新分配问题（GRP），旨在在保持与之前更小的偏离的情况下找到中断表。这种重新分配问题通常只出现在大的中断发生时。然而，这种恢复程序可能导致额外的花费和资源浪费，并且恢复方法通常不能让完全航班表回到正常状态。</text:p>
      <text:p text:style-name="P3">相比与GRP，制定能抗轻微干扰的航班表对整个机场的盈利更有利。考虑到这方面的需求，最近的研究在制定航班表时将鲁棒性考虑在内。Dorndorf et al. (2007)建模提出了登记门的鲁棒性问题，致力于三个目标，其中一个是避免两个低缓冲的飞机被分配到同一登记门。特别地，在两个成功分配之间的缓冲时间尽可能接近预定的阀值。基于这项工作，作者更近一进考虑结果解决方案相对于参考调度的偏差。Seker和Noyan(2012)引入了一个包含随机中断的随机规划公式。Castaing等(2016)考虑了代表四种不同鲁棒性度量的四种不同目标函数，然后使用真实数据对它们进行评估。在我们先前的工作的中，一些数学公式已经被提出并在鲁棒性GAP的环境下进行了测试，而这些方法却不能有效地解决实际大小的实例。</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3:23:10.779696312</meta:creation-date>
    <meta:generator>LibreOffice/6.0.3.2$Linux_X86_64 LibreOffice_project/00m0$Build-2</meta:generator>
    <dc:date>2019-02-20T15:55:42.749843655</dc:date>
    <meta:editing-duration>PT27M27S</meta:editing-duration>
    <meta:editing-cycles>5</meta:editing-cycles>
    <meta:document-statistic meta:table-count="0" meta:image-count="0" meta:object-count="0" meta:page-count="1" meta:paragraph-count="6" meta:word-count="1204" meta:character-count="1448" meta:non-whitespace-character-count="1427"/>
  </office:meta>
</office:document-meta>
</file>